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23cm" fo:min-width="2.21cm"/>
    </style:style>
    <style:style style:name="gr2" style:family="graphic" style:parent-style-name="standard">
      <style:graphic-properties draw:textarea-horizontal-align="justify" draw:textarea-vertical-align="middle" draw:auto-grow-height="false" fo:min-height="3.179cm" fo:min-width="2.929cm"/>
    </style:style>
    <style:style style:name="gr3" style:family="graphic" style:parent-style-name="standard">
      <style:graphic-properties draw:textarea-horizontal-align="justify" draw:textarea-vertical-align="middle" draw:auto-grow-height="false" fo:min-height="2.979cm" fo:min-width="2.7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8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064cm" svg:height="1.572cm" svg:x="15.508cm" svg:y="2.595cm">
          <text:p text:style-name="P1"><text:span text:style-name="T1">Hard disk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3" xml:id="id1" draw:id="id1" draw:layer="layout" svg:width="3.429cm" svg:height="3.429cm" svg:x="1.762cm" svg:y="1.635cm">
          <text:p text:style-name="P3"><text:span text:style-name="T2">Jo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3.487cm" svg:height="3.487cm" svg:x="8.562cm" svg:y="1.635cm">
          <text:p text:style-name="P4"><text:span text:style-name="T3"><text:s text:c="5"/></text:span><text:span text:style-name="T3">Enter Data <text:s text:c="3"/></text:span></text:p>
          <text:p text:style-name="P4"><text:span text:style-name="T3"/></text:p>
          <text:p text:style-name="P4"><text:span text:style-name="T4">All attributes are </text:span></text:p>
          <text:p text:style-name="P4"><text:span text:style-name="T4">added to the </text:span></text:p>
          <text:p text:style-name="P4"><text:span text:style-name="T4">table</text:span></text:p>
          <text:p text:style-name="P4"><text:span text:style-name="T3"><text:s text:c="26"/></text:span></text:p>
          <text:p text:style-name="P4"><text:span text:style-name="T4">Spreadshe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layer="layout" draw:type="line" svg:x1="5.191cm" svg:y1="3.35cm" svg:x2="8.562cm" svg:y2="3.378cm" draw:start-shape="id1" draw:start-glue-point="7" draw:end-shape="id2" svg:d="M5191 3350l3371 28" svg:viewBox="0 0 3372 29">
          <text:p><text:span text:style-name="T1"/></text:p>
        </draw:connector>
        <draw:connector draw:style-name="gr5" draw:layer="layout" draw:type="line" svg:x1="12.049cm" svg:y1="3.379cm" svg:x2="15.508cm" svg:y2="3.381cm" draw:start-shape="id2" draw:start-glue-point="7" draw:end-shape="id3" draw:end-glue-point="5" svg:d="M12049 3379l3459 2" svg:viewBox="0 0 3460 3">
          <text:p/>
        </draw:connector>
        <draw:frame draw:style-name="gr6" draw:text-style-name="P1" draw:layer="layout" svg:width="3.429cm" svg:height="2.131cm" svg:x="5.11cm" svg:y="1.355cm">
          <draw:text-box>
            <text:p text:style-name="P1"><text:span text:style-name="T1">Item Name,</text:span></text:p>
            <text:p text:style-name="P1"><text:span text:style-name="T1">Quantity,</text:span></text:p>
            <text:p text:style-name="P1"><text:span text:style-name="T1">Value,</text:span></text:p>
            <text:p text:style-name="P1"><text:span text:style-name="T1">Total Value</text:span></text:p>
          </draw:text-box>
        </draw:frame>
        <draw:frame draw:style-name="gr7" draw:layer="layout" svg:width="0.502cm" svg:height="0.954cm" svg:x="5.445cm" svg:y="9.128cm">
          <draw:text-box>
            <text:p/>
          </draw:text-box>
        </draw:frame>
        <draw:frame draw:style-name="gr8" draw:text-style-name="P1" draw:layer="layout" svg:width="2.965cm" svg:height="1.318cm" svg:x="12.076cm" svg:y="2.241cm">
          <draw:text-box>
            <text:p text:style-name="P1"><text:span text:style-name="T1">Updated</text:span></text:p>
            <text:p text:style-name="P1"><text:span text:style-name="T1">Spreadshe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10-18T20:58:47.147253000</dc:date>
    <meta:editing-duration>PT44M47S</meta:editing-duration>
    <meta:editing-cycles>5</meta:editing-cycles>
    <meta:generator>LibreOffice/4.3.2.2$MacOSX_x86 LibreOffice_project/edfb5295ba211bd31ad47d0bad0118690f76407d</meta:generator>
    <meta:document-statistic meta:object-count="8"/>
  </office:meta>
</office:document-meta>
</file>